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45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5.5445in"/>
    </style:style>
    <style:style style:name="co4" style:family="table-column">
      <style:table-column-properties fo:break-before="auto" style:column-width="1.0984in"/>
    </style:style>
    <style:style style:name="co5" style:family="table-column">
      <style:table-column-properties fo:break-before="auto" style:column-width="1.2134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1.1299in"/>
    </style:style>
    <style:style style:name="co8" style:family="table-column">
      <style:table-column-properties fo:break-before="auto" style:column-width="0.8591in"/>
    </style:style>
    <style:style style:name="co9" style:family="table-column">
      <style:table-column-properties fo:break-before="auto" style:column-width="0.5154in"/>
    </style:style>
    <style:style style:name="co10" style:family="table-column">
      <style:table-column-properties fo:break-before="auto" style:column-width="1.4945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6819in"/>
    </style:style>
    <style:style style:name="co13" style:family="table-column">
      <style:table-column-properties fo:break-before="auto" style:column-width="2.9209in"/>
    </style:style>
    <style:style style:name="co14" style:family="table-column">
      <style:table-column-properties fo:break-before="auto" style:column-width="0.6299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692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9839in"/>
    </style:style>
    <style:style style:name="co19" style:family="table-column">
      <style:table-column-properties fo:break-before="auto" style:column-width="1.2862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stom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UCustomer</text:p>
          </table:table-cell>
          <table:table-cell office:value-type="string">
            <text:p>CUAddress</text:p>
          </table:table-cell>
          <table:table-cell office:value-type="string">
            <text:p>CUShipAddress</text:p>
          </table:table-cell>
          <table:table-cell office:value-type="string">
            <text:p>CUPhone1</text:p>
          </table:table-cell>
          <table:table-cell office:value-type="string">
            <text:p>CUPhone2</text:p>
          </table:table-cell>
          <table:table-cell office:value-type="string">
            <text:p>CUContact1</text:p>
          </table:table-cell>
          <table:table-cell office:value-type="string">
            <text:p>CUContact2</text:p>
          </table:table-cell>
          <table:table-cell office:value-type="string">
            <text:p>CUFax</text:p>
          </table:table-cell>
          <table:table-cell office:value-type="string">
            <text:p>CUEmail1</text:p>
          </table:table-cell>
          <table:table-cell office:value-type="string">
            <text:p>CUEmail2</text:p>
          </table:table-cell>
          <table:table-cell office:value-type="string">
            <text:p>CUNotes</text:p>
          </table:table-cell>
          <table:table-cell office:value-type="string">
            <text:p>CUWeb</text:p>
          </table:table-cell>
          <table:table-cell office:value-type="string">
            <text:p>CUCode</text:p>
          </table:table-cell>
          <table:table-cell office:value-type="string">
            <text:p>CUAccount</text:p>
          </table:table-cell>
          <table:table-cell office:value-type="string">
            <text:p>CUTerms</text:p>
          </table:table-cell>
          <table:table-cell office:value-type="string">
            <text:p>CUFedTaxID</text:p>
          </table:table-cell>
          <table:table-cell office:value-type="string">
            <text:p>CUStateTaxID</text:p>
          </table:table-cell>
          <table:table-cell office:value-type="string">
            <text:p>CUNoPhonePrefix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Excel_20_Built-in_20_Normal" office:value-type="string">
            <text:p>B&amp;E Submarines</text:p>
          </table:table-cell>
          <table:table-cell office:value-type="string">
            <text:p>Penn's Landing, 211 South Columbus Blvd. &amp; Walnut St., Philadelphia, PA 19106, USA</text:p>
          </table:table-cell>
          <table:table-cell/>
          <table:table-cell office:value-type="string">
            <text:p>+1 (215) 568-1282</text:p>
          </table:table-cell>
          <table:table-cell/>
          <table:table-cell office:value-type="string">
            <text:p>Edward Bentley</text:p>
          </table:table-cell>
          <table:table-cell table:number-columns-repeated="2"/>
          <table:table-cell office:value-type="string">
            <text:p>bentley@besub.local</text:p>
          </table:table-cell>
          <table:table-cell table:number-columns-repeated="2"/>
          <table:table-cell office:value-type="string">
            <text:p>http://www.wikipedia.org/wiki/Submarin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style-name="Excel_20_Built-in_20_Normal" office:value-type="string">
            <text:p>Hosmer Engineering</text:p>
          </table:table-cell>
          <table:table-cell office:value-type="string">
            <text:p>1700 West Montgomery Avenue, Philadelphia, PA 19121, USA </text:p>
          </table:table-cell>
          <table:table-cell/>
          <table:table-cell office:value-type="string">
            <text:p>+1 <text:span text:style-name="T1">(</text:span>215<text:span text:style-name="T1">)</text:span> 861-6400</text:p>
          </table:table-cell>
          <table:table-cell/>
          <table:table-cell office:value-type="string">
            <text:p>Fenwick Hosmer</text:p>
          </table:table-cell>
          <table:table-cell table:number-columns-repeated="2"/>
          <table:table-cell office:value-type="string">
            <text:p>hosmer@hosmer.local</text:p>
          </table:table-cell>
          <table:table-cell table:number-columns-repeated="2"/>
          <table:table-cell office:value-type="string">
            <text:p>http://en.wikipedia.org/wiki/Aviation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style-name="Excel_20_Built-in_20_Normal" office:value-type="string">
            <text:p>Titus Bro. Construction Co.</text:p>
          </table:table-cell>
          <table:table-cell office:value-type="string">
            <text:p>26-15 Ulmer Street College Point, NY 11354, USA</text:p>
          </table:table-cell>
          <table:table-cell/>
          <table:table-cell office:value-type="string">
            <text:p>+1 <text:span text:style-name="T1">(</text:span>718<text:span text:style-name="T1">)</text:span> 762-0175 </text:p>
          </table:table-cell>
          <table:table-cell/>
          <table:table-cell office:value-type="string">
            <text:p>Job Titus</text:p>
          </table:table-cell>
          <table:table-cell table:number-columns-repeated="2"/>
          <table:table-cell office:value-type="string">
            <text:p>job@titusbros.local</text:p>
          </table:table-cell>
          <table:table-cell table:number-columns-repeated="2"/>
          <table:table-cell office:value-type="string">
            <text:p>http://www.wikipedia.org/wiki/Tunnel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table:style-name="Excel_20_Built-in_20_Normal" office:value-type="string">
            <text:p>Universal Flying Machine Company</text:p>
          </table:table-cell>
          <table:table-cell office:value-type="string">
            <text:p>One Charles Lindbergh Blvd., Garden City, NY 11530, USA </text:p>
          </table:table-cell>
          <table:table-cell/>
          <table:table-cell office:value-type="string">
            <text:p>+1 <text:span text:style-name="T1">(</text:span>516<text:span text:style-name="T1">)</text:span> 739-1051</text:p>
          </table:table-cell>
          <table:table-cell/>
          <table:table-cell office:value-type="string">
            <text:p>Peton Gale</text:p>
          </table:table-cell>
          <table:table-cell table:number-columns-repeated="2"/>
          <table:table-cell office:value-type="string">
            <text:p>pgale@ufmc.local</text:p>
          </table:table-cell>
          <table:table-cell table:number-columns-repeated="2"/>
          <table:table-cell office:value-type="string">
            <text:p>http://en.wikipedia.org/wiki/Avionics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8"/>
        </table:table-row>
        <table:table-row table:style-name="ro1" table:number-rows-repeated="1048569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4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4P0"/>
    </number:currency-style>
    <number:number-style style:name="N145P0" style:volatile="true">
      <number:number number:decimal-places="0" number:min-integer-digits="1" number:grouping="true"/>
    </number:number-style>
    <number:number-style style:name="N145"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number:text>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integer-digits="1" number:grouping="true"/>
      <style:map style:condition="value()&gt;=0" style:apply-style-name="N148P0"/>
    </number:number-style>
    <number:date-style style:name="N149">
      <number:day number:style="long"/>
      <number:text>-</number:text>
      <number:month number:style="long"/>
      <number:text>-</number:text>
      <number:year number:style="long"/>
    </number:date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4/02/2015</text:date>, <text:time>01:0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ssue" style:display-name="PageStyle_iss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ault" style:display-name="PageStyle_Defau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ault_20_1" style:display-name="PageStyle_Default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02T01:06:38.63</dc:date>
    <dc:creator>Dale Scott</dc:creator>
    <meta:editing-duration>PT4H8M34S</meta:editing-duration>
    <meta:editing-cycles>11</meta:editing-cycles>
    <meta:document-statistic meta:table-count="1" meta:cell-count="47" meta:object-count="0"/>
  </office:meta>
</office:document-meta>
</file>